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67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67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121152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30880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6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267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8832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523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3712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3968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6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952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55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294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224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736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481303135488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2:24.180000000</dc:date>
    <meta:editing-duration>P1DT18H52M12S</meta:editing-duration>
    <meta:editing-cycles>964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